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array.sort([compareFunction])</text:span></text:p>
      <text:h text:style-name="Heading_20_3" text:outline-level="3">Paramètre :</text:h>
      <text:list text:style-name="L1">
        <text:list-item>
          <text:p text:style-name="P2"><text:span text:style-name="Strong_20_Emphasis"><text:span text:style-name="Source_20_Text">compareFunction</text:span></text:span><text:span text:style-name="Strong_20_Emphasis"> (facultatif)</text:span> : Une fonction personnalisée qui définit l'ordre de tri. Si elle est omise, les éléments du tableau sont convertis en chaînes de caractères et triés selon leur ordre Unicode.</text:p>
        </text:list-item>
      </text:list>
      <text:p text:style-name="Horizontal_20_Line"/>
      <text:h text:style-name="Heading_20_3" text:outline-level="3">Comportement par défaut (sans fonction <text:span text:style-name="Source_20_Text">compareFunction</text:span>)</text:h>
      <text:p text:style-name="Text_20_body">Lorsque vous utilisez <text:span text:style-name="Source_20_Text">.sort()</text:span> sans fournir de fonction de comparaison, les éléments sont triés comme des <text:span text:style-name="Strong_20_Emphasis">chaînes de caractères</text:span> en ordre croissant (selon leur valeur Unicode).</text:p>
      <text:p text:style-name="Text_20_body">Exemple :</text:p>
      <text:p text:style-name="Standard">const fruits = ["banane", "pomme", "orange"];</text:p>
      <text:p text:style-name="Standard">fruits.sort();</text:p>
      <text:p text:style-name="Standard">console.log(fruits); // ["banane", "orange", "pomme"]</text:p>
      <text:p text:style-name="Standard"/>
      <text:p text:style-name="Standard">const nombres = [10, 2, 5, 1];</text:p>
      <text:p text:style-name="Standard">nombres.sort();</text:p>
      <text:p text:style-name="Standard">console.log(nombres); // [1, 10, 2, 5] (car ce sont des chaînes : "10", "2", "5", "1")</text:p>
      <text:p text:style-name="Standard"/>
      <text:p text:style-name="Standard">En JavaScript, la méthode .sort() est utilisée pour trier les éléments d'un tableau en place. Elle modifie directement le tableau d'origine et retourne une référence à ce même tableau.</text:p>
      <text:p text:style-name="Standard">Syntaxe</text:p>
      <text:p text:style-name="Standard"/>
      <text:p text:style-name="Standard">array.sort([compareFunction])</text:p>
      <text:p text:style-name="Standard"/>
      <text:p text:style-name="Standard">Paramètre :</text:p>
      <text:p text:style-name="Standard"/>
      <text:p text:style-name="Standard"><text:s text:c="4"/>compareFunction (facultatif) : Une fonction personnalisée qui définit l'ordre de tri. Si elle est omise, les éléments du tableau sont convertis en chaînes de caractères et triés selon leur ordre Unicode.</text:p>
      <text:p text:style-name="Standard"/>
      <text:p text:style-name="Standard">Comportement par défaut (sans fonction compareFunction)</text:p>
      <text:p text:style-name="Standard"/>
      <text:p text:style-name="Standard">Lorsque vous utilisez .sort() sans fournir de fonction de comparaison, les éléments sont triés comme des chaînes de caractères en ordre croissant (selon leur valeur Unicode).</text:p>
      <text:p text:style-name="Standard"/>
      <text:p text:style-name="Standard">Exemple :</text:p>
      <text:p text:style-name="Standard"/>
      <text:p text:style-name="Standard">const fruits = ["banane", "pomme", "orange"];</text:p>
      <text:p text:style-name="Standard">fruits.sort();</text:p>
      <text:p text:style-name="Standard">console.log(fruits); // ["banane", "orange", "pomme"]</text:p>
      <text:p text:style-name="Standard"/>
      <text:p text:style-name="Standard">const nombres = [10, 2, 5, 1];</text:p>
      <text:p text:style-name="Standard">nombres.sort();</text:p>
      <text:p text:style-name="Standard">console.log(nombres); // [1, 10, 2, 5] (car ce sont des chaînes : "10", "2", "5", "1")</text:p>
      <text:p text:style-name="Standard"/>
      <text:p text:style-name="Standard">Utilisation avec une fonction de comparaison</text:p>
      <text:p text:style-name="Standard"><text:soft-page-break/></text:p>
      <text:p text:style-name="Standard">Si vous voulez trier des nombres ou appliquer un tri personnalisé, vous devez fournir une fonction de comparaison.</text:p>
      <text:p text:style-name="Standard"/>
      <text:p text:style-name="Standard">La fonction de comparaison prend deux arguments (a et b) et retourne :</text:p>
      <text:p text:style-name="Standard"/>
      <text:p text:style-name="Standard"><text:s text:c="4"/>Un nombre négatif si a doit être avant b ;</text:p>
      <text:p text:style-name="Standard"><text:s text:c="4"/>0 si a et b sont équivalents ;</text:p>
      <text:p text:style-name="Standard"><text:s text:c="4"/>Un nombre positif si a doit être après b.</text:p>
      <text:p text:style-name="Standard"/>
      <text:p text:style-name="Standard">Exemple : Trier des nombres en ordre croissant</text:p>
      <text:p text:style-name="Standard"/>
      <text:p text:style-name="Standard">Exemple : Trier des nombres en ordre croissant</text:p>
      <text:p text:style-name="Standard"/>
      <text:p text:style-name="Standard">const nombres = [10, 2, 5, 1];</text:p>
      <text:p text:style-name="Standard">nombres.sort((a, b) =&gt; a - b);</text:p>
      <text:p text:style-name="Standard">console.log(nombres); // [1, 2, 5, 10]</text:p>
      <text:p text:style-name="Standard"/>
      <text:p text:style-name="Standard">Exemple : Trier des nombres en ordre décroissant</text:p>
      <text:p text:style-name="Standard"/>
      <text:p text:style-name="Standard">const nombres = [10, 2, 5, 1];</text:p>
      <text:p text:style-name="Standard">nombres.sort((a, b) =&gt; b - a);</text:p>
      <text:p text:style-name="Standard">console.log(nombres); // [10, 5, 2, 1]</text:p>
      <text:p text:style-name="Standard"/>
      <text:p text:style-name="Standard">Exemple : Trier un tableau d'objets</text:p>
      <text:p text:style-name="Standard"/>
      <text:p text:style-name="Standard">Si vous avez un tableau d'objets, vous pouvez trier par une propriété spécifique.</text:p>
      <text:p text:style-name="Standard"/>
      <text:p text:style-name="Standard">const utilisateurs = [</text:p>
      <text:p text:style-name="Standard"><text:s text:c="2"/>{ nom: "Alice", age: 25 },</text:p>
      <text:p text:style-name="Standard"><text:s text:c="2"/>{ nom: "Bob", age: 30 },</text:p>
      <text:p text:style-name="Standard"><text:s text:c="2"/>{ nom: "Charlie", age: 20 }</text:p>
      <text:p text:style-name="Standard">];</text:p>
      <text:p text:style-name="Standard"/>
      <text:p text:style-name="Standard">utilisateurs.sort((a, b) =&gt; a.age - b.age);</text:p>
      <text:p text:style-name="Standard">console.log(utilisateurs);</text:p>
      <text:p text:style-name="Standard">// [</text:p>
      <text:p text:style-name="Standard">// <text:s text:c="2"/>{ nom: "Charlie", age: 20 },</text:p>
      <text:p text:style-name="Standard">// <text:s text:c="2"/>{ nom: "Alice", age: 25 },</text:p>
      <text:p text:style-name="Standard">// <text:s text:c="2"/>{ nom: "Bob", age: 30 }</text:p>
      <text:p text:style-name="Standard">// ]</text:p>
      <text:p text:style-name="Standard"/>
      <text:p text:style-name="Standard">Important à savoir :</text:p>
      <text:p text:style-name="Standard"/>
      <text:p text:style-name="Standard"><text:s text:c="4"/>Modifie le tableau d'origine : La méthode .sort() trie directement le tableau sur lequel elle est appelée. Si vous voulez conserver le tableau d'origine intact, faites-en une copie avec .slice() ou [...tableau] :</text:p>
      <text:p text:style-name="Standard"/>
      <text:p text:style-name="Standard"><text:s text:c="4"/>const original = [3, 1, 4];</text:p>
      <text:p text:style-name="Standard"><text:s text:c="4"/>const sorted = [...original].sort((a, b) =&gt; a - b);</text:p>
      <text:p text:style-name="Standard"><text:s text:c="4"/>console.log(original); // [3, 1, 4] (inchangé)</text:p>
      <text:p text:style-name="Standard"><text:s text:c="4"/>console.log(sorted); <text:s text:c="2"/>// [1, 3, 4]</text:p>
      <text:p text:style-name="Standard"><text:soft-page-break/></text:p>
      <text:p text:style-name="Standard"><text:s text:c="4"/>Non-stable pour certaines implémentations : Bien que la spécification ES6 suggère un tri stable, cela dépend des navigateurs.</text:p>
      <text:p text:style-name="Standard"/>
      <text:p text:style-name="Standard">Souhaitez-vous un exemple spécifique ou une clarification supplémentaire ? 😊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38:57.013172688</meta:creation-date>
    <dc:date>2025-01-23T11:42:03.597606925</dc:date>
    <meta:editing-duration>PT3M7S</meta:editing-duration>
    <meta:editing-cycles>1</meta:editing-cycles>
    <meta:document-statistic meta:table-count="0" meta:image-count="0" meta:object-count="0" meta:page-count="3" meta:paragraph-count="63" meta:word-count="530" meta:character-count="3341" meta:non-whitespace-character-count="2821"/>
    <meta:generator>LibreOffice/24.2.7.2$Linux_X86_64 LibreOffice_project/420$Build-2</meta:generator>
  </office:meta>
</office:document-meta>
</file>